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1.0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ingab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Change</text:p>
          </table:table-cell>
          <table:table-cell table:number-columns-repeated="4"/>
          <table:table-cell table:style-name="ce2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Anpas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1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1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2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3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4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5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6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7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8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29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psec</text:p>
          </table:table-cell>
          <table:table-cell table:style-name="ce2" office:value-type="string" calcext:value-type="string">
            <text:p>IPsec-zum-Dieter</text:p>
          </table:table-cell>
          <table:table-cell office:value-type="string" calcext:value-type="string">
            <text:p>auto-key</text:p>
          </table:table-cell>
          <table:table-cell office:value-type="string" calcext:value-type="string">
            <text:p>proxy-id</text:p>
          </table:table-cell>
          <table:table-cell office:value-type="string" calcext:value-type="string">
            <text:p>SA30</text:p>
          </table:table-cell>
          <table:table-cell office:value-type="string" calcext:value-type="string">
            <text:p>local</text:p>
          </table:table-cell>
          <table:table-cell table:style-name="ce2" office:value-type="string" calcext:value-type="string">
            <text:p>192.168.178.1/32</text:p>
          </table:table-cell>
          <table:table-cell office:value-type="string" calcext:value-type="string">
            <text:p>remote</text:p>
          </table:table-cell>
          <table:table-cell table:style-name="ce2" office:value-type="string" calcext:value-type="string">
            <text:p>192.168.1.0/24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any</text:p>
          </table:table-cell>
        </table:table-row>
        <table:table-row table:style-name="ro1" table:number-rows-repeated="33">
          <table:table-cell table:number-columns-repeated="14"/>
        </table:table-row>
        <table:table-row table:style-name="ro1">
          <table:table-cell table:formula="of:=[.A33] &amp; &quot; &quot; &amp; [.B33] &amp; &quot; &quot; &amp; [.C33] &amp; &quot; &quot; &amp; [.D33] &amp; &quot; &quot; &amp; [.E33] &amp; &quot; &quot; &amp; [.F33] &amp; &quot; &quot; &amp; [.G33] &amp; &quot; &quot; &amp; [.H33] &amp; &quot; &quot; &amp; [.I33] &amp; &quot; &quot; &amp; [.J33] &amp; &quot; &quot; &amp; [.K33] &amp; &quot; &quot; &amp; [.L33] &amp; &quot; &quot; &amp; [.M33] &amp; &quot; &quot; &amp; [.N33]" office:value-type="string" office:string-value="             " calcext:value-type="string">
            <text:p><text:s text:c="13"/></text:p>
          </table:table-cell>
          <table:table-cell table:number-columns-repeated="13"/>
        </table:table-row>
        <table:table-row table:style-name="ro1">
          <table:table-cell table:formula="of:=[.A34] &amp; &quot; &quot; &amp; [.B34] &amp; &quot; &quot; &amp; [.C34] &amp; &quot; &quot; &amp; [.D34] &amp; &quot; &quot; &amp; [.E34] &amp; &quot; &quot; &amp; [.F34] &amp; &quot; &quot; &amp; [.G34] &amp; &quot; &quot; &amp; [.H34] &amp; &quot; &quot; &amp; [.I34] &amp; &quot; &quot; &amp; [.J34] &amp; &quot; &quot; &amp; [.K34] &amp; &quot; &quot; &amp; [.L34] &amp; &quot; &quot; &amp; [.M34] &amp; &quot; &quot; &amp; [.N34]" office:value-type="string" office:string-value="             " calcext:value-type="string">
            <text:p><text:s text:c="13"/></text:p>
          </table:table-cell>
          <table:table-cell table:number-columns-repeated="13"/>
        </table:table-row>
      </table:table>
      <table:table table:name="Ausgabe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table:formula="of:=[$Eingabe.A4] &amp; &quot; &quot; &amp; [$Eingabe.B4] &amp; &quot; &quot; &amp; [$Eingabe.C4] &amp; &quot; &quot; &amp; [$Eingabe.D4] &amp; &quot; &quot; &amp; [$Eingabe.E4] &amp; &quot; &quot; &amp; [$Eingabe.F4] &amp; &quot; &quot; &amp; [$Eingabe.G4] &amp; &quot; &quot; &amp; [$Eingabe.H4] &amp; &quot; &quot; &amp; [$Eingabe.I4] &amp; &quot; &quot; &amp; [$Eingabe.J4] &amp; &quot; &quot; &amp; [$Eingabe.K4] &amp; &quot; &quot; &amp; [$Eingabe.L4] &amp; &quot; &quot; &amp; [$Eingabe.M4] &amp; &quot; &quot; &amp; [$Eingabe.N4]" office:value-type="string" office:string-value="set network tunnel ipsec IPsec-zum-Dieter auto-key proxy-id SA2 local 192.168.178.1/32 remote 192.168.1.0/24 protocol any" calcext:value-type="string">
            <text:p>set network tunnel ipsec IPsec-zum-Dieter auto-key proxy-id SA2 local 192.168.178.1/32 remote 192.168.1.0/24 protocol any</text:p>
          </table:table-cell>
        </table:table-row>
        <table:table-row table:style-name="ro1">
          <table:table-cell table:formula="of:=[$Eingabe.A5] &amp; &quot; &quot; &amp; [$Eingabe.B5] &amp; &quot; &quot; &amp; [$Eingabe.C5] &amp; &quot; &quot; &amp; [$Eingabe.D5] &amp; &quot; &quot; &amp; [$Eingabe.E5] &amp; &quot; &quot; &amp; [$Eingabe.F5] &amp; &quot; &quot; &amp; [$Eingabe.G5] &amp; &quot; &quot; &amp; [$Eingabe.H5] &amp; &quot; &quot; &amp; [$Eingabe.I5] &amp; &quot; &quot; &amp; [$Eingabe.J5] &amp; &quot; &quot; &amp; [$Eingabe.K5] &amp; &quot; &quot; &amp; [$Eingabe.L5] &amp; &quot; &quot; &amp; [$Eingabe.M5] &amp; &quot; &quot; &amp; [$Eingabe.N5]" office:value-type="string" office:string-value="set network tunnel ipsec IPsec-zum-Dieter auto-key proxy-id SA3 local 192.168.178.1/32 remote 192.168.1.0/24 protocol any" calcext:value-type="string">
            <text:p>set network tunnel ipsec IPsec-zum-Dieter auto-key proxy-id SA3 local 192.168.178.1/32 remote 192.168.1.0/24 protocol any</text:p>
          </table:table-cell>
        </table:table-row>
        <table:table-row table:style-name="ro1">
          <table:table-cell table:formula="of:=[$Eingabe.A6] &amp; &quot; &quot; &amp; [$Eingabe.B6] &amp; &quot; &quot; &amp; [$Eingabe.C6] &amp; &quot; &quot; &amp; [$Eingabe.D6] &amp; &quot; &quot; &amp; [$Eingabe.E6] &amp; &quot; &quot; &amp; [$Eingabe.F6] &amp; &quot; &quot; &amp; [$Eingabe.G6] &amp; &quot; &quot; &amp; [$Eingabe.H6] &amp; &quot; &quot; &amp; [$Eingabe.I6] &amp; &quot; &quot; &amp; [$Eingabe.J6] &amp; &quot; &quot; &amp; [$Eingabe.K6] &amp; &quot; &quot; &amp; [$Eingabe.L6] &amp; &quot; &quot; &amp; [$Eingabe.M6] &amp; &quot; &quot; &amp; [$Eingabe.N6]" office:value-type="string" office:string-value="set network tunnel ipsec IPsec-zum-Dieter auto-key proxy-id SA4 local 192.168.178.1/32 remote 192.168.1.0/24 protocol any" calcext:value-type="string">
            <text:p>set network tunnel ipsec IPsec-zum-Dieter auto-key proxy-id SA4 local 192.168.178.1/32 remote 192.168.1.0/24 protocol any</text:p>
          </table:table-cell>
        </table:table-row>
        <table:table-row table:style-name="ro1">
          <table:table-cell table:formula="of:=[$Eingabe.A7] &amp; &quot; &quot; &amp; [$Eingabe.B7] &amp; &quot; &quot; &amp; [$Eingabe.C7] &amp; &quot; &quot; &amp; [$Eingabe.D7] &amp; &quot; &quot; &amp; [$Eingabe.E7] &amp; &quot; &quot; &amp; [$Eingabe.F7] &amp; &quot; &quot; &amp; [$Eingabe.G7] &amp; &quot; &quot; &amp; [$Eingabe.H7] &amp; &quot; &quot; &amp; [$Eingabe.I7] &amp; &quot; &quot; &amp; [$Eingabe.J7] &amp; &quot; &quot; &amp; [$Eingabe.K7] &amp; &quot; &quot; &amp; [$Eingabe.L7] &amp; &quot; &quot; &amp; [$Eingabe.M7] &amp; &quot; &quot; &amp; [$Eingabe.N7]" office:value-type="string" office:string-value="set network tunnel ipsec IPsec-zum-Dieter auto-key proxy-id SA5 local 192.168.178.1/32 remote 192.168.1.0/24 protocol any" calcext:value-type="string">
            <text:p>set network tunnel ipsec IPsec-zum-Dieter auto-key proxy-id SA5 local 192.168.178.1/32 remote 192.168.1.0/24 protocol any</text:p>
          </table:table-cell>
        </table:table-row>
        <table:table-row table:style-name="ro1">
          <table:table-cell table:formula="of:=[$Eingabe.A8] &amp; &quot; &quot; &amp; [$Eingabe.B8] &amp; &quot; &quot; &amp; [$Eingabe.C8] &amp; &quot; &quot; &amp; [$Eingabe.D8] &amp; &quot; &quot; &amp; [$Eingabe.E8] &amp; &quot; &quot; &amp; [$Eingabe.F8] &amp; &quot; &quot; &amp; [$Eingabe.G8] &amp; &quot; &quot; &amp; [$Eingabe.H8] &amp; &quot; &quot; &amp; [$Eingabe.I8] &amp; &quot; &quot; &amp; [$Eingabe.J8] &amp; &quot; &quot; &amp; [$Eingabe.K8] &amp; &quot; &quot; &amp; [$Eingabe.L8] &amp; &quot; &quot; &amp; [$Eingabe.M8] &amp; &quot; &quot; &amp; [$Eingabe.N8]" office:value-type="string" office:string-value="set network tunnel ipsec IPsec-zum-Dieter auto-key proxy-id SA6 local 192.168.178.1/32 remote 192.168.1.0/24 protocol any" calcext:value-type="string">
            <text:p>set network tunnel ipsec IPsec-zum-Dieter auto-key proxy-id SA6 local 192.168.178.1/32 remote 192.168.1.0/24 protocol any</text:p>
          </table:table-cell>
        </table:table-row>
        <table:table-row table:style-name="ro1">
          <table:table-cell table:formula="of:=[$Eingabe.A9] &amp; &quot; &quot; &amp; [$Eingabe.B9] &amp; &quot; &quot; &amp; [$Eingabe.C9] &amp; &quot; &quot; &amp; [$Eingabe.D9] &amp; &quot; &quot; &amp; [$Eingabe.E9] &amp; &quot; &quot; &amp; [$Eingabe.F9] &amp; &quot; &quot; &amp; [$Eingabe.G9] &amp; &quot; &quot; &amp; [$Eingabe.H9] &amp; &quot; &quot; &amp; [$Eingabe.I9] &amp; &quot; &quot; &amp; [$Eingabe.J9] &amp; &quot; &quot; &amp; [$Eingabe.K9] &amp; &quot; &quot; &amp; [$Eingabe.L9] &amp; &quot; &quot; &amp; [$Eingabe.M9] &amp; &quot; &quot; &amp; [$Eingabe.N9]" office:value-type="string" office:string-value="set network tunnel ipsec IPsec-zum-Dieter auto-key proxy-id SA7 local 192.168.178.1/32 remote 192.168.1.0/24 protocol any" calcext:value-type="string">
            <text:p>set network tunnel ipsec IPsec-zum-Dieter auto-key proxy-id SA7 local 192.168.178.1/32 remote 192.168.1.0/24 protocol any</text:p>
          </table:table-cell>
        </table:table-row>
        <table:table-row table:style-name="ro1">
          <table:table-cell table:formula="of:=[$Eingabe.A10] &amp; &quot; &quot; &amp; [$Eingabe.B10] &amp; &quot; &quot; &amp; [$Eingabe.C10] &amp; &quot; &quot; &amp; [$Eingabe.D10] &amp; &quot; &quot; &amp; [$Eingabe.E10] &amp; &quot; &quot; &amp; [$Eingabe.F10] &amp; &quot; &quot; &amp; [$Eingabe.G10] &amp; &quot; &quot; &amp; [$Eingabe.H10] &amp; &quot; &quot; &amp; [$Eingabe.I10] &amp; &quot; &quot; &amp; [$Eingabe.J10] &amp; &quot; &quot; &amp; [$Eingabe.K10] &amp; &quot; &quot; &amp; [$Eingabe.L10] &amp; &quot; &quot; &amp; [$Eingabe.M10] &amp; &quot; &quot; &amp; [$Eingabe.N10]" office:value-type="string" office:string-value="set network tunnel ipsec IPsec-zum-Dieter auto-key proxy-id SA8 local 192.168.178.1/32 remote 192.168.1.0/24 protocol any" calcext:value-type="string">
            <text:p>set network tunnel ipsec IPsec-zum-Dieter auto-key proxy-id SA8 local 192.168.178.1/32 remote 192.168.1.0/24 protocol any</text:p>
          </table:table-cell>
        </table:table-row>
        <table:table-row table:style-name="ro1">
          <table:table-cell table:formula="of:=[$Eingabe.A11] &amp; &quot; &quot; &amp; [$Eingabe.B11] &amp; &quot; &quot; &amp; [$Eingabe.C11] &amp; &quot; &quot; &amp; [$Eingabe.D11] &amp; &quot; &quot; &amp; [$Eingabe.E11] &amp; &quot; &quot; &amp; [$Eingabe.F11] &amp; &quot; &quot; &amp; [$Eingabe.G11] &amp; &quot; &quot; &amp; [$Eingabe.H11] &amp; &quot; &quot; &amp; [$Eingabe.I11] &amp; &quot; &quot; &amp; [$Eingabe.J11] &amp; &quot; &quot; &amp; [$Eingabe.K11] &amp; &quot; &quot; &amp; [$Eingabe.L11] &amp; &quot; &quot; &amp; [$Eingabe.M11] &amp; &quot; &quot; &amp; [$Eingabe.N11]" office:value-type="string" office:string-value="set network tunnel ipsec IPsec-zum-Dieter auto-key proxy-id SA9 local 192.168.178.1/32 remote 192.168.1.0/24 protocol any" calcext:value-type="string">
            <text:p>set network tunnel ipsec IPsec-zum-Dieter auto-key proxy-id SA9 local 192.168.178.1/32 remote 192.168.1.0/24 protocol any</text:p>
          </table:table-cell>
        </table:table-row>
        <table:table-row table:style-name="ro1">
          <table:table-cell table:formula="of:=[$Eingabe.A12] &amp; &quot; &quot; &amp; [$Eingabe.B12] &amp; &quot; &quot; &amp; [$Eingabe.C12] &amp; &quot; &quot; &amp; [$Eingabe.D12] &amp; &quot; &quot; &amp; [$Eingabe.E12] &amp; &quot; &quot; &amp; [$Eingabe.F12] &amp; &quot; &quot; &amp; [$Eingabe.G12] &amp; &quot; &quot; &amp; [$Eingabe.H12] &amp; &quot; &quot; &amp; [$Eingabe.I12] &amp; &quot; &quot; &amp; [$Eingabe.J12] &amp; &quot; &quot; &amp; [$Eingabe.K12] &amp; &quot; &quot; &amp; [$Eingabe.L12] &amp; &quot; &quot; &amp; [$Eingabe.M12] &amp; &quot; &quot; &amp; [$Eingabe.N12]" office:value-type="string" office:string-value="set network tunnel ipsec IPsec-zum-Dieter auto-key proxy-id SA10 local 192.168.178.1/32 remote 192.168.1.0/24 protocol any" calcext:value-type="string">
            <text:p>set network tunnel ipsec IPsec-zum-Dieter auto-key proxy-id SA10 local 192.168.178.1/32 remote 192.168.1.0/24 protocol any</text:p>
          </table:table-cell>
        </table:table-row>
        <table:table-row table:style-name="ro1">
          <table:table-cell table:formula="of:=[$Eingabe.A13] &amp; &quot; &quot; &amp; [$Eingabe.B13] &amp; &quot; &quot; &amp; [$Eingabe.C13] &amp; &quot; &quot; &amp; [$Eingabe.D13] &amp; &quot; &quot; &amp; [$Eingabe.E13] &amp; &quot; &quot; &amp; [$Eingabe.F13] &amp; &quot; &quot; &amp; [$Eingabe.G13] &amp; &quot; &quot; &amp; [$Eingabe.H13] &amp; &quot; &quot; &amp; [$Eingabe.I13] &amp; &quot; &quot; &amp; [$Eingabe.J13] &amp; &quot; &quot; &amp; [$Eingabe.K13] &amp; &quot; &quot; &amp; [$Eingabe.L13] &amp; &quot; &quot; &amp; [$Eingabe.M13] &amp; &quot; &quot; &amp; [$Eingabe.N13]" office:value-type="string" office:string-value="set network tunnel ipsec IPsec-zum-Dieter auto-key proxy-id SA11 local 192.168.178.1/32 remote 192.168.1.0/24 protocol any" calcext:value-type="string">
            <text:p>set network tunnel ipsec IPsec-zum-Dieter auto-key proxy-id SA11 local 192.168.178.1/32 remote 192.168.1.0/24 protocol any</text:p>
          </table:table-cell>
        </table:table-row>
        <table:table-row table:style-name="ro1">
          <table:table-cell table:formula="of:=[$Eingabe.A14] &amp; &quot; &quot; &amp; [$Eingabe.B14] &amp; &quot; &quot; &amp; [$Eingabe.C14] &amp; &quot; &quot; &amp; [$Eingabe.D14] &amp; &quot; &quot; &amp; [$Eingabe.E14] &amp; &quot; &quot; &amp; [$Eingabe.F14] &amp; &quot; &quot; &amp; [$Eingabe.G14] &amp; &quot; &quot; &amp; [$Eingabe.H14] &amp; &quot; &quot; &amp; [$Eingabe.I14] &amp; &quot; &quot; &amp; [$Eingabe.J14] &amp; &quot; &quot; &amp; [$Eingabe.K14] &amp; &quot; &quot; &amp; [$Eingabe.L14] &amp; &quot; &quot; &amp; [$Eingabe.M14] &amp; &quot; &quot; &amp; [$Eingabe.N14]" office:value-type="string" office:string-value="set network tunnel ipsec IPsec-zum-Dieter auto-key proxy-id SA12 local 192.168.178.1/32 remote 192.168.1.0/24 protocol any" calcext:value-type="string">
            <text:p>set network tunnel ipsec IPsec-zum-Dieter auto-key proxy-id SA12 local 192.168.178.1/32 remote 192.168.1.0/24 protocol any</text:p>
          </table:table-cell>
        </table:table-row>
        <table:table-row table:style-name="ro1">
          <table:table-cell table:formula="of:=[$Eingabe.A15] &amp; &quot; &quot; &amp; [$Eingabe.B15] &amp; &quot; &quot; &amp; [$Eingabe.C15] &amp; &quot; &quot; &amp; [$Eingabe.D15] &amp; &quot; &quot; &amp; [$Eingabe.E15] &amp; &quot; &quot; &amp; [$Eingabe.F15] &amp; &quot; &quot; &amp; [$Eingabe.G15] &amp; &quot; &quot; &amp; [$Eingabe.H15] &amp; &quot; &quot; &amp; [$Eingabe.I15] &amp; &quot; &quot; &amp; [$Eingabe.J15] &amp; &quot; &quot; &amp; [$Eingabe.K15] &amp; &quot; &quot; &amp; [$Eingabe.L15] &amp; &quot; &quot; &amp; [$Eingabe.M15] &amp; &quot; &quot; &amp; [$Eingabe.N15]" office:value-type="string" office:string-value="set network tunnel ipsec IPsec-zum-Dieter auto-key proxy-id SA13 local 192.168.178.1/32 remote 192.168.1.0/24 protocol any" calcext:value-type="string">
            <text:p>set network tunnel ipsec IPsec-zum-Dieter auto-key proxy-id SA13 local 192.168.178.1/32 remote 192.168.1.0/24 protocol any</text:p>
          </table:table-cell>
        </table:table-row>
        <table:table-row table:style-name="ro1">
          <table:table-cell table:formula="of:=[$Eingabe.A16] &amp; &quot; &quot; &amp; [$Eingabe.B16] &amp; &quot; &quot; &amp; [$Eingabe.C16] &amp; &quot; &quot; &amp; [$Eingabe.D16] &amp; &quot; &quot; &amp; [$Eingabe.E16] &amp; &quot; &quot; &amp; [$Eingabe.F16] &amp; &quot; &quot; &amp; [$Eingabe.G16] &amp; &quot; &quot; &amp; [$Eingabe.H16] &amp; &quot; &quot; &amp; [$Eingabe.I16] &amp; &quot; &quot; &amp; [$Eingabe.J16] &amp; &quot; &quot; &amp; [$Eingabe.K16] &amp; &quot; &quot; &amp; [$Eingabe.L16] &amp; &quot; &quot; &amp; [$Eingabe.M16] &amp; &quot; &quot; &amp; [$Eingabe.N16]" office:value-type="string" office:string-value="set network tunnel ipsec IPsec-zum-Dieter auto-key proxy-id SA14 local 192.168.178.1/32 remote 192.168.1.0/24 protocol any" calcext:value-type="string">
            <text:p>set network tunnel ipsec IPsec-zum-Dieter auto-key proxy-id SA14 local 192.168.178.1/32 remote 192.168.1.0/24 protocol any</text:p>
          </table:table-cell>
        </table:table-row>
        <table:table-row table:style-name="ro1">
          <table:table-cell table:formula="of:=[$Eingabe.A17] &amp; &quot; &quot; &amp; [$Eingabe.B17] &amp; &quot; &quot; &amp; [$Eingabe.C17] &amp; &quot; &quot; &amp; [$Eingabe.D17] &amp; &quot; &quot; &amp; [$Eingabe.E17] &amp; &quot; &quot; &amp; [$Eingabe.F17] &amp; &quot; &quot; &amp; [$Eingabe.G17] &amp; &quot; &quot; &amp; [$Eingabe.H17] &amp; &quot; &quot; &amp; [$Eingabe.I17] &amp; &quot; &quot; &amp; [$Eingabe.J17] &amp; &quot; &quot; &amp; [$Eingabe.K17] &amp; &quot; &quot; &amp; [$Eingabe.L17] &amp; &quot; &quot; &amp; [$Eingabe.M17] &amp; &quot; &quot; &amp; [$Eingabe.N17]" office:value-type="string" office:string-value="set network tunnel ipsec IPsec-zum-Dieter auto-key proxy-id SA15 local 192.168.178.1/32 remote 192.168.1.0/24 protocol any" calcext:value-type="string">
            <text:p>set network tunnel ipsec IPsec-zum-Dieter auto-key proxy-id SA15 local 192.168.178.1/32 remote 192.168.1.0/24 protocol any</text:p>
          </table:table-cell>
        </table:table-row>
        <table:table-row table:style-name="ro1">
          <table:table-cell table:formula="of:=[$Eingabe.A18] &amp; &quot; &quot; &amp; [$Eingabe.B18] &amp; &quot; &quot; &amp; [$Eingabe.C18] &amp; &quot; &quot; &amp; [$Eingabe.D18] &amp; &quot; &quot; &amp; [$Eingabe.E18] &amp; &quot; &quot; &amp; [$Eingabe.F18] &amp; &quot; &quot; &amp; [$Eingabe.G18] &amp; &quot; &quot; &amp; [$Eingabe.H18] &amp; &quot; &quot; &amp; [$Eingabe.I18] &amp; &quot; &quot; &amp; [$Eingabe.J18] &amp; &quot; &quot; &amp; [$Eingabe.K18] &amp; &quot; &quot; &amp; [$Eingabe.L18] &amp; &quot; &quot; &amp; [$Eingabe.M18] &amp; &quot; &quot; &amp; [$Eingabe.N18]" office:value-type="string" office:string-value="set network tunnel ipsec IPsec-zum-Dieter auto-key proxy-id SA16 local 192.168.178.1/32 remote 192.168.1.0/24 protocol any" calcext:value-type="string">
            <text:p>set network tunnel ipsec IPsec-zum-Dieter auto-key proxy-id SA16 local 192.168.178.1/32 remote 192.168.1.0/24 protocol any</text:p>
          </table:table-cell>
        </table:table-row>
        <table:table-row table:style-name="ro1">
          <table:table-cell table:formula="of:=[$Eingabe.A19] &amp; &quot; &quot; &amp; [$Eingabe.B19] &amp; &quot; &quot; &amp; [$Eingabe.C19] &amp; &quot; &quot; &amp; [$Eingabe.D19] &amp; &quot; &quot; &amp; [$Eingabe.E19] &amp; &quot; &quot; &amp; [$Eingabe.F19] &amp; &quot; &quot; &amp; [$Eingabe.G19] &amp; &quot; &quot; &amp; [$Eingabe.H19] &amp; &quot; &quot; &amp; [$Eingabe.I19] &amp; &quot; &quot; &amp; [$Eingabe.J19] &amp; &quot; &quot; &amp; [$Eingabe.K19] &amp; &quot; &quot; &amp; [$Eingabe.L19] &amp; &quot; &quot; &amp; [$Eingabe.M19] &amp; &quot; &quot; &amp; [$Eingabe.N19]" office:value-type="string" office:string-value="set network tunnel ipsec IPsec-zum-Dieter auto-key proxy-id SA17 local 192.168.178.1/32 remote 192.168.1.0/24 protocol any" calcext:value-type="string">
            <text:p>set network tunnel ipsec IPsec-zum-Dieter auto-key proxy-id SA17 local 192.168.178.1/32 remote 192.168.1.0/24 protocol any</text:p>
          </table:table-cell>
        </table:table-row>
        <table:table-row table:style-name="ro1">
          <table:table-cell table:formula="of:=[$Eingabe.A20] &amp; &quot; &quot; &amp; [$Eingabe.B20] &amp; &quot; &quot; &amp; [$Eingabe.C20] &amp; &quot; &quot; &amp; [$Eingabe.D20] &amp; &quot; &quot; &amp; [$Eingabe.E20] &amp; &quot; &quot; &amp; [$Eingabe.F20] &amp; &quot; &quot; &amp; [$Eingabe.G20] &amp; &quot; &quot; &amp; [$Eingabe.H20] &amp; &quot; &quot; &amp; [$Eingabe.I20] &amp; &quot; &quot; &amp; [$Eingabe.J20] &amp; &quot; &quot; &amp; [$Eingabe.K20] &amp; &quot; &quot; &amp; [$Eingabe.L20] &amp; &quot; &quot; &amp; [$Eingabe.M20] &amp; &quot; &quot; &amp; [$Eingabe.N20]" office:value-type="string" office:string-value="set network tunnel ipsec IPsec-zum-Dieter auto-key proxy-id SA18 local 192.168.178.1/32 remote 192.168.1.0/24 protocol any" calcext:value-type="string">
            <text:p>set network tunnel ipsec IPsec-zum-Dieter auto-key proxy-id SA18 local 192.168.178.1/32 remote 192.168.1.0/24 protocol any</text:p>
          </table:table-cell>
        </table:table-row>
        <table:table-row table:style-name="ro1">
          <table:table-cell table:formula="of:=[$Eingabe.A21] &amp; &quot; &quot; &amp; [$Eingabe.B21] &amp; &quot; &quot; &amp; [$Eingabe.C21] &amp; &quot; &quot; &amp; [$Eingabe.D21] &amp; &quot; &quot; &amp; [$Eingabe.E21] &amp; &quot; &quot; &amp; [$Eingabe.F21] &amp; &quot; &quot; &amp; [$Eingabe.G21] &amp; &quot; &quot; &amp; [$Eingabe.H21] &amp; &quot; &quot; &amp; [$Eingabe.I21] &amp; &quot; &quot; &amp; [$Eingabe.J21] &amp; &quot; &quot; &amp; [$Eingabe.K21] &amp; &quot; &quot; &amp; [$Eingabe.L21] &amp; &quot; &quot; &amp; [$Eingabe.M21] &amp; &quot; &quot; &amp; [$Eingabe.N21]" office:value-type="string" office:string-value="set network tunnel ipsec IPsec-zum-Dieter auto-key proxy-id SA19 local 192.168.178.1/32 remote 192.168.1.0/24 protocol any" calcext:value-type="string">
            <text:p>set network tunnel ipsec IPsec-zum-Dieter auto-key proxy-id SA19 local 192.168.178.1/32 remote 192.168.1.0/24 protocol any</text:p>
          </table:table-cell>
        </table:table-row>
        <table:table-row table:style-name="ro1">
          <table:table-cell table:formula="of:=[$Eingabe.A22] &amp; &quot; &quot; &amp; [$Eingabe.B22] &amp; &quot; &quot; &amp; [$Eingabe.C22] &amp; &quot; &quot; &amp; [$Eingabe.D22] &amp; &quot; &quot; &amp; [$Eingabe.E22] &amp; &quot; &quot; &amp; [$Eingabe.F22] &amp; &quot; &quot; &amp; [$Eingabe.G22] &amp; &quot; &quot; &amp; [$Eingabe.H22] &amp; &quot; &quot; &amp; [$Eingabe.I22] &amp; &quot; &quot; &amp; [$Eingabe.J22] &amp; &quot; &quot; &amp; [$Eingabe.K22] &amp; &quot; &quot; &amp; [$Eingabe.L22] &amp; &quot; &quot; &amp; [$Eingabe.M22] &amp; &quot; &quot; &amp; [$Eingabe.N22]" office:value-type="string" office:string-value="set network tunnel ipsec IPsec-zum-Dieter auto-key proxy-id SA20 local 192.168.178.1/32 remote 192.168.1.0/24 protocol any" calcext:value-type="string">
            <text:p>set network tunnel ipsec IPsec-zum-Dieter auto-key proxy-id SA20 local 192.168.178.1/32 remote 192.168.1.0/24 protocol any</text:p>
          </table:table-cell>
        </table:table-row>
        <table:table-row table:style-name="ro1">
          <table:table-cell table:formula="of:=[$Eingabe.A23] &amp; &quot; &quot; &amp; [$Eingabe.B23] &amp; &quot; &quot; &amp; [$Eingabe.C23] &amp; &quot; &quot; &amp; [$Eingabe.D23] &amp; &quot; &quot; &amp; [$Eingabe.E23] &amp; &quot; &quot; &amp; [$Eingabe.F23] &amp; &quot; &quot; &amp; [$Eingabe.G23] &amp; &quot; &quot; &amp; [$Eingabe.H23] &amp; &quot; &quot; &amp; [$Eingabe.I23] &amp; &quot; &quot; &amp; [$Eingabe.J23] &amp; &quot; &quot; &amp; [$Eingabe.K23] &amp; &quot; &quot; &amp; [$Eingabe.L23] &amp; &quot; &quot; &amp; [$Eingabe.M23] &amp; &quot; &quot; &amp; [$Eingabe.N23]" office:value-type="string" office:string-value="set network tunnel ipsec IPsec-zum-Dieter auto-key proxy-id SA21 local 192.168.178.1/32 remote 192.168.1.0/24 protocol any" calcext:value-type="string">
            <text:p>set network tunnel ipsec IPsec-zum-Dieter auto-key proxy-id SA21 local 192.168.178.1/32 remote 192.168.1.0/24 protocol any</text:p>
          </table:table-cell>
        </table:table-row>
        <table:table-row table:style-name="ro1">
          <table:table-cell table:formula="of:=[$Eingabe.A24] &amp; &quot; &quot; &amp; [$Eingabe.B24] &amp; &quot; &quot; &amp; [$Eingabe.C24] &amp; &quot; &quot; &amp; [$Eingabe.D24] &amp; &quot; &quot; &amp; [$Eingabe.E24] &amp; &quot; &quot; &amp; [$Eingabe.F24] &amp; &quot; &quot; &amp; [$Eingabe.G24] &amp; &quot; &quot; &amp; [$Eingabe.H24] &amp; &quot; &quot; &amp; [$Eingabe.I24] &amp; &quot; &quot; &amp; [$Eingabe.J24] &amp; &quot; &quot; &amp; [$Eingabe.K24] &amp; &quot; &quot; &amp; [$Eingabe.L24] &amp; &quot; &quot; &amp; [$Eingabe.M24] &amp; &quot; &quot; &amp; [$Eingabe.N24]" office:value-type="string" office:string-value="set network tunnel ipsec IPsec-zum-Dieter auto-key proxy-id SA22 local 192.168.178.1/32 remote 192.168.1.0/24 protocol any" calcext:value-type="string">
            <text:p>set network tunnel ipsec IPsec-zum-Dieter auto-key proxy-id SA22 local 192.168.178.1/32 remote 192.168.1.0/24 protocol any</text:p>
          </table:table-cell>
        </table:table-row>
        <table:table-row table:style-name="ro1">
          <table:table-cell table:formula="of:=[$Eingabe.A25] &amp; &quot; &quot; &amp; [$Eingabe.B25] &amp; &quot; &quot; &amp; [$Eingabe.C25] &amp; &quot; &quot; &amp; [$Eingabe.D25] &amp; &quot; &quot; &amp; [$Eingabe.E25] &amp; &quot; &quot; &amp; [$Eingabe.F25] &amp; &quot; &quot; &amp; [$Eingabe.G25] &amp; &quot; &quot; &amp; [$Eingabe.H25] &amp; &quot; &quot; &amp; [$Eingabe.I25] &amp; &quot; &quot; &amp; [$Eingabe.J25] &amp; &quot; &quot; &amp; [$Eingabe.K25] &amp; &quot; &quot; &amp; [$Eingabe.L25] &amp; &quot; &quot; &amp; [$Eingabe.M25] &amp; &quot; &quot; &amp; [$Eingabe.N25]" office:value-type="string" office:string-value="set network tunnel ipsec IPsec-zum-Dieter auto-key proxy-id SA23 local 192.168.178.1/32 remote 192.168.1.0/24 protocol any" calcext:value-type="string">
            <text:p>set network tunnel ipsec IPsec-zum-Dieter auto-key proxy-id SA23 local 192.168.178.1/32 remote 192.168.1.0/24 protocol any</text:p>
          </table:table-cell>
        </table:table-row>
        <table:table-row table:style-name="ro1">
          <table:table-cell table:formula="of:=[$Eingabe.A26] &amp; &quot; &quot; &amp; [$Eingabe.B26] &amp; &quot; &quot; &amp; [$Eingabe.C26] &amp; &quot; &quot; &amp; [$Eingabe.D26] &amp; &quot; &quot; &amp; [$Eingabe.E26] &amp; &quot; &quot; &amp; [$Eingabe.F26] &amp; &quot; &quot; &amp; [$Eingabe.G26] &amp; &quot; &quot; &amp; [$Eingabe.H26] &amp; &quot; &quot; &amp; [$Eingabe.I26] &amp; &quot; &quot; &amp; [$Eingabe.J26] &amp; &quot; &quot; &amp; [$Eingabe.K26] &amp; &quot; &quot; &amp; [$Eingabe.L26] &amp; &quot; &quot; &amp; [$Eingabe.M26] &amp; &quot; &quot; &amp; [$Eingabe.N26]" office:value-type="string" office:string-value="set network tunnel ipsec IPsec-zum-Dieter auto-key proxy-id SA24 local 192.168.178.1/32 remote 192.168.1.0/24 protocol any" calcext:value-type="string">
            <text:p>set network tunnel ipsec IPsec-zum-Dieter auto-key proxy-id SA24 local 192.168.178.1/32 remote 192.168.1.0/24 protocol any</text:p>
          </table:table-cell>
        </table:table-row>
        <table:table-row table:style-name="ro1">
          <table:table-cell table:formula="of:=[$Eingabe.A27] &amp; &quot; &quot; &amp; [$Eingabe.B27] &amp; &quot; &quot; &amp; [$Eingabe.C27] &amp; &quot; &quot; &amp; [$Eingabe.D27] &amp; &quot; &quot; &amp; [$Eingabe.E27] &amp; &quot; &quot; &amp; [$Eingabe.F27] &amp; &quot; &quot; &amp; [$Eingabe.G27] &amp; &quot; &quot; &amp; [$Eingabe.H27] &amp; &quot; &quot; &amp; [$Eingabe.I27] &amp; &quot; &quot; &amp; [$Eingabe.J27] &amp; &quot; &quot; &amp; [$Eingabe.K27] &amp; &quot; &quot; &amp; [$Eingabe.L27] &amp; &quot; &quot; &amp; [$Eingabe.M27] &amp; &quot; &quot; &amp; [$Eingabe.N27]" office:value-type="string" office:string-value="set network tunnel ipsec IPsec-zum-Dieter auto-key proxy-id SA25 local 192.168.178.1/32 remote 192.168.1.0/24 protocol any" calcext:value-type="string">
            <text:p>set network tunnel ipsec IPsec-zum-Dieter auto-key proxy-id SA25 local 192.168.178.1/32 remote 192.168.1.0/24 protocol any</text:p>
          </table:table-cell>
        </table:table-row>
        <table:table-row table:style-name="ro1">
          <table:table-cell table:formula="of:=[$Eingabe.A28] &amp; &quot; &quot; &amp; [$Eingabe.B28] &amp; &quot; &quot; &amp; [$Eingabe.C28] &amp; &quot; &quot; &amp; [$Eingabe.D28] &amp; &quot; &quot; &amp; [$Eingabe.E28] &amp; &quot; &quot; &amp; [$Eingabe.F28] &amp; &quot; &quot; &amp; [$Eingabe.G28] &amp; &quot; &quot; &amp; [$Eingabe.H28] &amp; &quot; &quot; &amp; [$Eingabe.I28] &amp; &quot; &quot; &amp; [$Eingabe.J28] &amp; &quot; &quot; &amp; [$Eingabe.K28] &amp; &quot; &quot; &amp; [$Eingabe.L28] &amp; &quot; &quot; &amp; [$Eingabe.M28] &amp; &quot; &quot; &amp; [$Eingabe.N28]" office:value-type="string" office:string-value="set network tunnel ipsec IPsec-zum-Dieter auto-key proxy-id SA26 local 192.168.178.1/32 remote 192.168.1.0/24 protocol any" calcext:value-type="string">
            <text:p>set network tunnel ipsec IPsec-zum-Dieter auto-key proxy-id SA26 local 192.168.178.1/32 remote 192.168.1.0/24 protocol any</text:p>
          </table:table-cell>
        </table:table-row>
        <table:table-row table:style-name="ro1">
          <table:table-cell table:formula="of:=[$Eingabe.A29] &amp; &quot; &quot; &amp; [$Eingabe.B29] &amp; &quot; &quot; &amp; [$Eingabe.C29] &amp; &quot; &quot; &amp; [$Eingabe.D29] &amp; &quot; &quot; &amp; [$Eingabe.E29] &amp; &quot; &quot; &amp; [$Eingabe.F29] &amp; &quot; &quot; &amp; [$Eingabe.G29] &amp; &quot; &quot; &amp; [$Eingabe.H29] &amp; &quot; &quot; &amp; [$Eingabe.I29] &amp; &quot; &quot; &amp; [$Eingabe.J29] &amp; &quot; &quot; &amp; [$Eingabe.K29] &amp; &quot; &quot; &amp; [$Eingabe.L29] &amp; &quot; &quot; &amp; [$Eingabe.M29] &amp; &quot; &quot; &amp; [$Eingabe.N29]" office:value-type="string" office:string-value="set network tunnel ipsec IPsec-zum-Dieter auto-key proxy-id SA27 local 192.168.178.1/32 remote 192.168.1.0/24 protocol any" calcext:value-type="string">
            <text:p>set network tunnel ipsec IPsec-zum-Dieter auto-key proxy-id SA27 local 192.168.178.1/32 remote 192.168.1.0/24 protocol any</text:p>
          </table:table-cell>
        </table:table-row>
        <table:table-row table:style-name="ro1">
          <table:table-cell table:formula="of:=[$Eingabe.A30] &amp; &quot; &quot; &amp; [$Eingabe.B30] &amp; &quot; &quot; &amp; [$Eingabe.C30] &amp; &quot; &quot; &amp; [$Eingabe.D30] &amp; &quot; &quot; &amp; [$Eingabe.E30] &amp; &quot; &quot; &amp; [$Eingabe.F30] &amp; &quot; &quot; &amp; [$Eingabe.G30] &amp; &quot; &quot; &amp; [$Eingabe.H30] &amp; &quot; &quot; &amp; [$Eingabe.I30] &amp; &quot; &quot; &amp; [$Eingabe.J30] &amp; &quot; &quot; &amp; [$Eingabe.K30] &amp; &quot; &quot; &amp; [$Eingabe.L30] &amp; &quot; &quot; &amp; [$Eingabe.M30] &amp; &quot; &quot; &amp; [$Eingabe.N30]" office:value-type="string" office:string-value="set network tunnel ipsec IPsec-zum-Dieter auto-key proxy-id SA28 local 192.168.178.1/32 remote 192.168.1.0/24 protocol any" calcext:value-type="string">
            <text:p>set network tunnel ipsec IPsec-zum-Dieter auto-key proxy-id SA28 local 192.168.178.1/32 remote 192.168.1.0/24 protocol any</text:p>
          </table:table-cell>
        </table:table-row>
        <table:table-row table:style-name="ro1">
          <table:table-cell table:formula="of:=[$Eingabe.A31] &amp; &quot; &quot; &amp; [$Eingabe.B31] &amp; &quot; &quot; &amp; [$Eingabe.C31] &amp; &quot; &quot; &amp; [$Eingabe.D31] &amp; &quot; &quot; &amp; [$Eingabe.E31] &amp; &quot; &quot; &amp; [$Eingabe.F31] &amp; &quot; &quot; &amp; [$Eingabe.G31] &amp; &quot; &quot; &amp; [$Eingabe.H31] &amp; &quot; &quot; &amp; [$Eingabe.I31] &amp; &quot; &quot; &amp; [$Eingabe.J31] &amp; &quot; &quot; &amp; [$Eingabe.K31] &amp; &quot; &quot; &amp; [$Eingabe.L31] &amp; &quot; &quot; &amp; [$Eingabe.M31] &amp; &quot; &quot; &amp; [$Eingabe.N31]" office:value-type="string" office:string-value="set network tunnel ipsec IPsec-zum-Dieter auto-key proxy-id SA29 local 192.168.178.1/32 remote 192.168.1.0/24 protocol any" calcext:value-type="string">
            <text:p>set network tunnel ipsec IPsec-zum-Dieter auto-key proxy-id SA29 local 192.168.178.1/32 remote 192.168.1.0/24 protocol any</text:p>
          </table:table-cell>
        </table:table-row>
        <table:table-row table:style-name="ro1">
          <table:table-cell table:formula="of:=[$Eingabe.A32] &amp; &quot; &quot; &amp; [$Eingabe.B32] &amp; &quot; &quot; &amp; [$Eingabe.C32] &amp; &quot; &quot; &amp; [$Eingabe.D32] &amp; &quot; &quot; &amp; [$Eingabe.E32] &amp; &quot; &quot; &amp; [$Eingabe.F32] &amp; &quot; &quot; &amp; [$Eingabe.G32] &amp; &quot; &quot; &amp; [$Eingabe.H32] &amp; &quot; &quot; &amp; [$Eingabe.I32] &amp; &quot; &quot; &amp; [$Eingabe.J32] &amp; &quot; &quot; &amp; [$Eingabe.K32] &amp; &quot; &quot; &amp; [$Eingabe.L32] &amp; &quot; &quot; &amp; [$Eingabe.M32] &amp; &quot; &quot; &amp; [$Eingabe.N32]" office:value-type="string" office:string-value="set network tunnel ipsec IPsec-zum-Dieter auto-key proxy-id SA30 local 192.168.178.1/32 remote 192.168.1.0/24 protocol any" calcext:value-type="string">
            <text:p>set network tunnel ipsec IPsec-zum-Dieter auto-key proxy-id SA30 local 192.168.178.1/32 remote 192.168.1.0/24 protocol any</text:p>
          </table:table-cell>
        </table:table-row>
        <table:table-row table:style-name="ro1">
          <table:table-cell table:formula="of:=[$Eingabe.A33] &amp; &quot; &quot; &amp; [$Eingabe.B33] &amp; &quot; &quot; &amp; [$Eingabe.C33] &amp; &quot; &quot; &amp; [$Eingabe.D33] &amp; &quot; &quot; &amp; [$Eingabe.E33] &amp; &quot; &quot; &amp; [$Eingabe.F33] &amp; &quot; &quot; &amp; [$Eingabe.G33] &amp; &quot; &quot; &amp; [$Eingabe.H33] &amp; &quot; &quot; &amp; [$Eingabe.I33] &amp; &quot; &quot; &amp; [$Eingabe.J33] &amp; &quot; &quot; &amp; [$Eingabe.K33] &amp; &quot; &quot; &amp; [$Eingabe.L33] &amp; &quot; &quot; &amp; [$Eingabe.M33] &amp; &quot; &quot; &amp; [$Eingabe.N33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4] &amp; &quot; &quot; &amp; [$Eingabe.B34] &amp; &quot; &quot; &amp; [$Eingabe.C34] &amp; &quot; &quot; &amp; [$Eingabe.D34] &amp; &quot; &quot; &amp; [$Eingabe.E34] &amp; &quot; &quot; &amp; [$Eingabe.F34] &amp; &quot; &quot; &amp; [$Eingabe.G34] &amp; &quot; &quot; &amp; [$Eingabe.H34] &amp; &quot; &quot; &amp; [$Eingabe.I34] &amp; &quot; &quot; &amp; [$Eingabe.J34] &amp; &quot; &quot; &amp; [$Eingabe.K34] &amp; &quot; &quot; &amp; [$Eingabe.L34] &amp; &quot; &quot; &amp; [$Eingabe.M34] &amp; &quot; &quot; &amp; [$Eingabe.N34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5] &amp; &quot; &quot; &amp; [$Eingabe.B35] &amp; &quot; &quot; &amp; [$Eingabe.C35] &amp; &quot; &quot; &amp; [$Eingabe.D35] &amp; &quot; &quot; &amp; [$Eingabe.E35] &amp; &quot; &quot; &amp; [$Eingabe.F35] &amp; &quot; &quot; &amp; [$Eingabe.G35] &amp; &quot; &quot; &amp; [$Eingabe.H35] &amp; &quot; &quot; &amp; [$Eingabe.I35] &amp; &quot; &quot; &amp; [$Eingabe.J35] &amp; &quot; &quot; &amp; [$Eingabe.K35] &amp; &quot; &quot; &amp; [$Eingabe.L35] &amp; &quot; &quot; &amp; [$Eingabe.M35] &amp; &quot; &quot; &amp; [$Eingabe.N35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6] &amp; &quot; &quot; &amp; [$Eingabe.B36] &amp; &quot; &quot; &amp; [$Eingabe.C36] &amp; &quot; &quot; &amp; [$Eingabe.D36] &amp; &quot; &quot; &amp; [$Eingabe.E36] &amp; &quot; &quot; &amp; [$Eingabe.F36] &amp; &quot; &quot; &amp; [$Eingabe.G36] &amp; &quot; &quot; &amp; [$Eingabe.H36] &amp; &quot; &quot; &amp; [$Eingabe.I36] &amp; &quot; &quot; &amp; [$Eingabe.J36] &amp; &quot; &quot; &amp; [$Eingabe.K36] &amp; &quot; &quot; &amp; [$Eingabe.L36] &amp; &quot; &quot; &amp; [$Eingabe.M36] &amp; &quot; &quot; &amp; [$Eingabe.N36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7] &amp; &quot; &quot; &amp; [$Eingabe.B37] &amp; &quot; &quot; &amp; [$Eingabe.C37] &amp; &quot; &quot; &amp; [$Eingabe.D37] &amp; &quot; &quot; &amp; [$Eingabe.E37] &amp; &quot; &quot; &amp; [$Eingabe.F37] &amp; &quot; &quot; &amp; [$Eingabe.G37] &amp; &quot; &quot; &amp; [$Eingabe.H37] &amp; &quot; &quot; &amp; [$Eingabe.I37] &amp; &quot; &quot; &amp; [$Eingabe.J37] &amp; &quot; &quot; &amp; [$Eingabe.K37] &amp; &quot; &quot; &amp; [$Eingabe.L37] &amp; &quot; &quot; &amp; [$Eingabe.M37] &amp; &quot; &quot; &amp; [$Eingabe.N37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8] &amp; &quot; &quot; &amp; [$Eingabe.B38] &amp; &quot; &quot; &amp; [$Eingabe.C38] &amp; &quot; &quot; &amp; [$Eingabe.D38] &amp; &quot; &quot; &amp; [$Eingabe.E38] &amp; &quot; &quot; &amp; [$Eingabe.F38] &amp; &quot; &quot; &amp; [$Eingabe.G38] &amp; &quot; &quot; &amp; [$Eingabe.H38] &amp; &quot; &quot; &amp; [$Eingabe.I38] &amp; &quot; &quot; &amp; [$Eingabe.J38] &amp; &quot; &quot; &amp; [$Eingabe.K38] &amp; &quot; &quot; &amp; [$Eingabe.L38] &amp; &quot; &quot; &amp; [$Eingabe.M38] &amp; &quot; &quot; &amp; [$Eingabe.N38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39] &amp; &quot; &quot; &amp; [$Eingabe.B39] &amp; &quot; &quot; &amp; [$Eingabe.C39] &amp; &quot; &quot; &amp; [$Eingabe.D39] &amp; &quot; &quot; &amp; [$Eingabe.E39] &amp; &quot; &quot; &amp; [$Eingabe.F39] &amp; &quot; &quot; &amp; [$Eingabe.G39] &amp; &quot; &quot; &amp; [$Eingabe.H39] &amp; &quot; &quot; &amp; [$Eingabe.I39] &amp; &quot; &quot; &amp; [$Eingabe.J39] &amp; &quot; &quot; &amp; [$Eingabe.K39] &amp; &quot; &quot; &amp; [$Eingabe.L39] &amp; &quot; &quot; &amp; [$Eingabe.M39] &amp; &quot; &quot; &amp; [$Eingabe.N39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40] &amp; &quot; &quot; &amp; [$Eingabe.B40] &amp; &quot; &quot; &amp; [$Eingabe.C40] &amp; &quot; &quot; &amp; [$Eingabe.D40] &amp; &quot; &quot; &amp; [$Eingabe.E40] &amp; &quot; &quot; &amp; [$Eingabe.F40] &amp; &quot; &quot; &amp; [$Eingabe.G40] &amp; &quot; &quot; &amp; [$Eingabe.H40] &amp; &quot; &quot; &amp; [$Eingabe.I40] &amp; &quot; &quot; &amp; [$Eingabe.J40] &amp; &quot; &quot; &amp; [$Eingabe.K40] &amp; &quot; &quot; &amp; [$Eingabe.L40] &amp; &quot; &quot; &amp; [$Eingabe.M40] &amp; &quot; &quot; &amp; [$Eingabe.N40]" office:value-type="string" office:string-value="             " calcext:value-type="string">
            <text:p><text:s text:c="13"/></text:p>
          </table:table-cell>
        </table:table-row>
        <table:table-row table:style-name="ro1">
          <table:table-cell table:formula="of:=[$Eingabe.A41] &amp; &quot; &quot; &amp; [$Eingabe.B41] &amp; &quot; &quot; &amp; [$Eingabe.C41] &amp; &quot; &quot; &amp; [$Eingabe.D41] &amp; &quot; &quot; &amp; [$Eingabe.E41] &amp; &quot; &quot; &amp; [$Eingabe.F41] &amp; &quot; &quot; &amp; [$Eingabe.G41] &amp; &quot; &quot; &amp; [$Eingabe.H41] &amp; &quot; &quot; &amp; [$Eingabe.I41] &amp; &quot; &quot; &amp; [$Eingabe.J41] &amp; &quot; &quot; &amp; [$Eingabe.K41] &amp; &quot; &quot; &amp; [$Eingabe.L41] &amp; &quot; &quot; &amp; [$Eingabe.M41] &amp; &quot; &quot; &amp; [$Eingabe.N41]" office:value-type="string" office:string-value="             " calcext:value-type="string">
            <text:p><text:s text:c="1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22:12:37.209010839</meta:creation-date>
    <dc:date>2025-02-20T22:30:19.339474879</dc:date>
    <meta:editing-duration>PT7M15S</meta:editing-duration>
    <meta:editing-cycles>1</meta:editing-cycles>
    <meta:document-statistic meta:table-count="2" meta:cell-count="464" meta:object-count="0"/>
    <meta:generator>LibreOffice/24.2.7.2$Linux_X86_64 LibreOffice_project/420$Build-2</meta:generator>
  </office:meta>
</office:document-meta>
</file>